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6.3102in"/>
    </style:style>
    <style:style style:name="co4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217in"/>
    </style:style>
    <style:style style:name="co6" style:family="table-column">
      <style:table-column-properties fo:break-before="auto" style:column-width="10.7465in"/>
    </style:style>
    <style:style style:name="co7" style:family="table-column">
      <style:table-column-properties fo:break-before="auto" style:column-width="1.17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1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/>
    </style:style>
    <style:style style:name="T12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 fo:color="#c9211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 term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rded on</text:p>
          </table:table-cell>
        </table:table-row>
        <table:table-row table:style-name="ro2">
          <table:table-cell office:value-type="string" calcext:value-type="string">
            <text:p>Encrypt the data in Secrets</text:p>
          </table:table-cell>
          <table:table-cell/>
          <table:table-cell table:style-name="ce9" office:value-type="date" office:date-value="2021-05-03" calcext:value-type="date">
            <text:p>05/03/21</text:p>
          </table:table-cell>
        </table:table-row>
        <table:table-row table:style-name="ro4">
          <table:table-cell table:style-name="ce5" office:value-type="string" calcext:value-type="string">
            <text:p>Try to optimize the recovery of the K8S cluster after Vms restart.</text:p>
          </table:table-cell>
          <table:table-cell office:value-type="string" calcext:value-type="string">
            <text:p><text:span text:style-name="T10">Problem: Citus coordinator tries to start but worker 2 is down because of stateful set definition → recovers after several pod restarts ~= 5-10, which means a couple of minutes ~= 10) </text:span><text:span text:style-name="T11">→ </text:span><text:span text:style-name="T12">probably will ask Marcos from Citus</text:span></text:p>
            <text:p/>
          </table:table-cell>
          <table:table-cell office:value-type="string" calcext:value-type="string">
            <text:p>17/3</text:p>
          </table:table-cell>
        </table:table-row>
        <table:table-row table:style-name="ro5">
          <table:table-cell office:value-type="string" calcext:value-type="string">
            <text:p>Use external storage for the persistent volumes</text:p>
            <text:p>        Reasons:</text:p>
            <text:p><text:span text:style-name="T4">        </text:span><text:span text:style-name="T5">Local cannot be used from other pods (ok for our case)</text:span></text:p>
            <text:p><text:span text:style-name="T6">        Recovery after node failure (apply Citus shards replication)</text:span></text:p>
          </table:table-cell>
          <table:table-cell table:style-name="ce6" office:value-type="string" calcext:value-type="string">
            <text:p><text:span text:style-name="T13">Already done this: </text:span><text:span text:style-name="T13"><text:a xlink:href="https://docs.microsoft.com/en-us/azure/aks/azure-files-volume" xlink:type="simple">https://docs.microsoft.com/en-us/azure/aks/azure-files-volume</text:a></text:span></text:p>
            <text:p><text:span text:style-name="T13">Problem: The pod cannot chmod inside the file share </text:span>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Citus coordinator with control plane on the same node? </text:p>
          </table:table-cell>
          <table:table-cell table:style-name="ce7" office:value-type="string" calcext:value-type="string">
            <text:p>probably will ask Marcos from Citus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Python access Azure</text:p>
          </table:table-cell>
          <table:table-cell table:style-name="ce8" office:value-type="string" calcext:value-type="string">
            <text:p><text:span text:style-name="T14">See python issue </text:span><text:span text:style-name="T14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ke SET citus.shard_replication_factor=2; permanen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hange scale out (don’t do the rabalancing from the yaml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ix the problem when using db &lt;&gt; postgres. It causes problem to the master_add_node()…</text:p>
          </table:table-cell>
          <table:table-cell table:number-columns-repeated="2"/>
        </table:table-row>
      </table:table>
      <table:table table:name="Questions" table:style-name="ta1">
        <table:table-column table:style-name="co5" table:default-cell-style-name="Default"/>
        <table:table-row table:style-name="ro2">
          <table:table-cell office:value-type="string" calcext:value-type="string">
            <text:p><text:span text:style-name="T10">Citus coordinator with control plane on the same node? </text:span><text:span text:style-name="T11">→ </text:span><text:span text:style-name="T12">probably will ask Marcos from Citus</text:span></text:p>
          </table:table-cell>
        </table:table-row>
      </table:table>
      <table:table table:name="Budget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18/3</text:p>
          </table:table-cell>
          <table:table-cell office:value-type="float" office:value="13.62" calcext:value-type="float">
            <text:p>13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0:39:41.973643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4-13T10:40:48.333809749</dc:date>
    <meta:editing-duration>PT3H35M32S</meta:editing-duration>
    <meta:editing-cycles>22</meta:editing-cycles>
    <meta:generator>LibreOffice/6.4.6.2$Linux_X86_64 LibreOffice_project/40$Build-2</meta:generator>
    <meta:document-statistic meta:table-count="3" meta:cell-count="23" meta:object-count="0"/>
  </office:meta>
</office:document-meta>
</file>